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Courier New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Courier New"/>
    </style:style>
    <style:style style:name="P5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</style:style>
    <style:style style:name="T1" style:family="text">
      <style:text-properties fo:color="#800000" style:font-name="Courier New" fo:font-size="20pt" style:text-underline-style="solid" style:text-underline-width="auto" style:text-underline-color="font-color" fo:font-weight="bold" style:font-size-asian="20pt" style:font-weight-asian="bold"/>
    </style:style>
    <style:style style:name="T2" style:family="text">
      <style:text-properties fo:color="#000080" style:font-name="Courier New" fo:font-size="15pt" style:text-underline-style="none" fo:font-weight="bold" style:font-size-asian="15pt" style:font-weight-asian="bold"/>
    </style:style>
    <style:style style:name="T3" style:family="text">
      <style:text-properties fo:color="#000080" style:font-name="Courier New" fo:font-size="10pt" style:text-underline-style="none" style:font-size-asian="10pt"/>
    </style:style>
    <style:style style:name="T4" style:family="text">
      <style:text-properties fo:color="#000000" style:font-name="Courier New" fo:font-size="10pt" style:text-underline-style="none" style:font-size-asian="10pt"/>
    </style:style>
    <style:style style:name="T5" style:family="text">
      <style:text-properties style:font-name="Courier New"/>
    </style:style>
    <style:style style:name="T6" style:family="text">
      <style:text-properties fo:color="#800080" style:font-name="Courier New" fo:font-size="10pt" style:text-underline-style="none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REPORTE SNAKE</text:span></text:p>
      <text:p text:style-name="P4"/>
      <text:p text:style-name="P2"><text:span text:style-name="T2">Información general</text:span></text:p>
      <text:p text:style-name="P4"/>
      <text:p text:style-name="P1"><text:span text:style-name="T3"><text:s text:c="6"/>START_TIME <text:s text:c="8"/>END_TIME <text:s text:c="4"/>BLOCKS <text:s text:c="3"/>FACILITIES <text:s text:c="3"/>STORAGES</text:span></text:p>
      <text:p text:style-name="P1"><text:span text:style-name="T4"><text:s text:c="15"/>0 <text:s text:c="11"/>21600 <text:s text:c="8"/>62 <text:s text:c="12"/>6 <text:s text:c="10"/>3 </text:span></text:p>
      <text:p text:style-name="P4"/>
      <text:p text:style-name="P2"><text:span text:style-name="T2">Bloques no ejecutables</text:span></text:p>
      <text:p text:style-name="P1"><text:span text:style-name="T4"><text:s/>EDAD <text:s text:c="3"/></text:span><text:span text:style-name="T5"><text:tab/></text:span><text:span text:style-name="T4">TABLE <text:s text:c="4"/>M1,600,300,10 <text:s text:c="5"/>;10 INTERVALOS DE 5 MINUTOS, 1ER. INTERVALO 10 MINUTOS</text:span></text:p>
      <text:p text:style-name="P1"><text:span text:style-name="T4">INTBAR <text:s text:c="4"/>TABLE <text:s text:c="4"/>S$MESAS,0,1,10 <text:s/>;10 INTERVALOS DE 1 CLIENTE, 1ER INTERVALO 0 CLIENTES</text:span></text:p>
      <text:p text:style-name="P1"><text:span text:style-name="T4">INTGOND <text:s text:c="3"/>TABLE <text:s text:c="4"/>S$GONDOLAS,0,5,10 <text:s/>;10 INTERVALOS DE 5 CLIENTES, 1ER INTERVALO 0 CLIENTES</text:span></text:p>
      <text:p text:style-name="P1"><text:span text:style-name="T4">TSUMCOL <text:s text:c="3"/>TABLE <text:s text:c="4"/>P$SCCAJ,0,1,5 <text:s/>;5 INTERVALOS DE 1 CAJA, 1ER INTERVALO 0 CAJAS</text:span></text:p>
      <text:p text:style-name="P1"><text:span text:style-name="T4">TPROMOCION <text:s/>QTABLE <text:s text:c="4"/>PROMOCION,0,10,6 <text:s text:c="2"/>;6 INTERVALOS DE 10 SEGUNDOS,1ER INTERVALO 0 CLIENTES</text:span></text:p>
      <text:p text:style-name="P1"><text:span text:style-name="T4">MESAS</text:span><text:span text:style-name="T5"><text:tab/></text:span><text:span text:style-name="T4"> <text:s/></text:span><text:span text:style-name="T5"><text:tab/></text:span><text:span text:style-name="T4">STORAGE 10000 </text:span></text:p>
      <text:p text:style-name="P1"><text:span text:style-name="T4">GONDOLAS <text:s/></text:span><text:span text:style-name="T5"><text:tab/></text:span><text:span text:style-name="T4">STORAGE 10000 </text:span></text:p>
      <text:p text:style-name="P1"><text:span text:style-name="T4">PROMOCION</text:span><text:span text:style-name="T5"><text:tab/></text:span><text:span text:style-name="T4">STORAGE 2</text:span></text:p>
      <text:p text:style-name="P1"><text:span text:style-name="T4">TIPO</text:span><text:span text:style-name="T5"><text:tab/><text:tab/></text:span><text:span text:style-name="T4">FUNCTION RN1,D4</text:span></text:p>
      <text:p text:style-name="P1"><text:span text:style-name="T4">.20,1/.55,2/.7,3/1.,4</text:span></text:p>
      <text:p text:style-name="P1"><text:span text:style-name="T4">POISSON </text:span><text:span text:style-name="T5"><text:tab/></text:span><text:span text:style-name="T4">FUNCTION RN8,C24 ;EXPONENCIAL NEGATIVA CON VALOR MEDIO IGUAL A 1</text:span></text:p>
      <text:p text:style-name="P1"><text:span text:style-name="T4">0,0/.1,.104/.2,.222/.3,.355/.4,.509/.5,.69/.6,.915/.7,1.2/.75,1.38/.8,1.6/.84,1.83/.88,2.12/.9,2.3/.92,2.52/.94,2.81/.95,2.99/.96,3.2/.97,3.5/.98,3.9/.99,4.6/.995,5.3/.998,6.2/.999,7/.9998,8</text:span></text:p>
      <text:p text:style-name="P1"><text:span text:style-name="T4">MEDIA_CAJA FUNCTION P$TIPO,D4</text:span></text:p>
      <text:p text:style-name="P1"><text:span text:style-name="T4">1,40/2,60/3,120/4,90</text:span></text:p>
      <text:p text:style-name="P1"><text:span text:style-name="T4">DESV_CAJA </text:span><text:span text:style-name="T5"><text:tab/></text:span><text:span text:style-name="T4">FUNCTION P$TIPO,D4</text:span></text:p>
      <text:p text:style-name="P1"><text:span text:style-name="T4">1,20/2,40/3,60/4,60</text:span></text:p>
      <text:p text:style-name="P1"><text:span text:style-name="T4">BIF_BAR</text:span><text:span text:style-name="T5"><text:tab/></text:span><text:span text:style-name="T4">FUNCTION P$TIPO,D4</text:span></text:p>
      <text:p text:style-name="P1"><text:span text:style-name="T4">1,50/2,350/3,800/4,400</text:span></text:p>
      <text:p text:style-name="P1"><text:span text:style-name="T4">MAX_COLA</text:span><text:span text:style-name="T5"><text:tab/></text:span><text:span text:style-name="T4">FUNCTION P$TIPO,D4</text:span></text:p>
      <text:p text:style-name="P1"><text:span text:style-name="T4">1,3/2,5/3,9/4,4</text:span></text:p>
      <text:p text:style-name="P1"><text:span text:style-name="T4">SUMCOLCAJAS VARIABLE Q1+Q2+Q3+Q4+Q5 </text:span></text:p>
      <text:p text:style-name="P1"><text:span text:style-name="T5"><text:tab/><text:tab/></text:span><text:span text:style-name="T4">INITIAL </text:span><text:span text:style-name="T5"><text:tab/></text:span><text:span text:style-name="T4">X$TOTAL_CJ,3</text:span></text:p>
      <text:p text:style-name="P1"><text:span text:style-name="T5"><text:tab/><text:tab/></text:span><text:span text:style-name="T4">INITIAL </text:span><text:span text:style-name="T5"><text:tab/></text:span><text:span text:style-name="T4">X$ARRIBO,90</text:span></text:p>
      <text:p text:style-name="P1"><text:span text:style-name="T5"><text:tab/></text:span><text:span text:style-name="T4"> <text:s text:c="5"/>INITIAL <text:s text:c="4"/>X$CONTAR_GOND,0</text:span></text:p>
      <text:p text:style-name="P3"/>
      <text:p text:style-name="P4"/>
      <text:p text:style-name="P2"><text:span text:style-name="T2">Bloques ejecutables</text:span></text:p>
      <text:p text:style-name="P4"/>
      <text:p text:style-name="P1"><text:span text:style-name="T3"><text:s text:c="2"/>LINE <text:s text:c="8"/>LOC <text:s/>BLOCK_TYPE <text:s text:c="30"/>ENTRY_COUNT <text:s/>CURRENT_COUNT <text:s/>RETRY</text:span></text:p>
      <text:p text:style-name="P1"><text:span text:style-name="T4"><text:s text:c="4"/>89 <text:s text:c="10"/>1 <text:s text:c="4"/>generate <text:s text:c="4"/>X$ARRIBO,POISSON <text:s text:c="16"/>239 <text:s text:c="13"/>0 <text:s text:c="5"/>0</text:span></text:p>
      <text:p text:style-name="P1"><text:span text:style-name="T4"><text:s text:c="4"/>90 <text:s text:c="10"/>2 <text:s text:c="6"/>assign <text:s text:c="4"/>TIPO,FN$TIPO <text:s text:c="20"/>239 <text:s text:c="13"/>0 <text:s text:c="5"/>0</text:span></text:p>
      <text:p text:style-name="P1"><text:span text:style-name="T4"><text:s text:c="4"/>91 <text:s text:c="10"/>3 <text:s text:c="5"/>advance <text:s text:c="4"/>45,30 <text:s text:c="27"/>239 <text:s text:c="13"/>0 <text:s text:c="5"/>0</text:span></text:p>
      <text:p text:style-name="P1"><text:span text:style-name="T4"><text:s text:c="4"/>93 <text:s text:c="10"/>4 <text:s text:c="4"/>transfer <text:s text:c="4"/>FN$BIF_BAR,PROMOCION <text:s text:c="12"/>239 <text:s text:c="13"/>0 <text:s text:c="5"/>0</text:span></text:p>
      <text:p text:style-name="P1"><text:span text:style-name="T4"><text:s text:c="4"/>94 <text:s text:c="10"/>5 <text:s text:c="4"/>transfer <text:s text:c="4"/>,BAR <text:s text:c="28"/>104 <text:s text:c="13"/>0 <text:s text:c="5"/>0</text:span></text:p>
      <text:p text:style-name="P1"><text:span text:style-name="T4"><text:s text:c="4"/>97 <text:s text:c="8"/>bar <text:s text:c="5"/>advance <text:s text:c="4"/>90,30 <text:s text:c="27"/>104 <text:s text:c="13"/>0 <text:s text:c="5"/>0</text:span></text:p>
      <text:p text:style-name="P1"><text:span text:style-name="T4"><text:s text:c="4"/>98 <text:s text:c="10"/>7 <text:s text:c="7"/>queue <text:s text:c="4"/>CAJABAR <text:s text:c="25"/>104 <text:s text:c="13"/>0 <text:s text:c="5"/>0</text:span></text:p>
      <text:p text:style-name="P1"><text:span text:style-name="T4"><text:s text:c="4"/>99 <text:s text:c="10"/>8 <text:s text:c="7"/>seize <text:s text:c="4"/>CAJABAR <text:s text:c="25"/>104 <text:s text:c="13"/>0 <text:s text:c="5"/>0</text:span></text:p>
      <text:p text:style-name="P1"><text:span text:style-name="T4"><text:s text:c="3"/>100 <text:s text:c="10"/>9 <text:s text:c="6"/>depart <text:s text:c="4"/>CAJABAR <text:s text:c="25"/>104 <text:s text:c="13"/>0 <text:s text:c="5"/>0</text:span></text:p>
      <text:p text:style-name="P1"><text:span text:style-name="T4"><text:s text:c="3"/>101 <text:s text:c="9"/>10 <text:s text:c="5"/>advance <text:s text:c="4"/>50,25 <text:s text:c="27"/>104 <text:s text:c="13"/>0 <text:s text:c="5"/>0</text:span></text:p>
      <text:p text:style-name="P1"><text:span text:style-name="T4"><text:s text:c="3"/>102 <text:s text:c="9"/>11 <text:s text:c="5"/>release <text:s text:c="4"/>CAJABAR <text:s text:c="25"/>104 <text:s text:c="13"/>0 <text:s text:c="5"/>0</text:span></text:p>
      <text:p text:style-name="P1"><text:span text:style-name="T4"><text:s text:c="3"/>103 <text:s text:c="9"/>12 <text:s text:c="7"/>enter <text:s text:c="4"/>MESAS <text:s text:c="27"/>104 <text:s text:c="13"/>0 <text:s text:c="5"/>0</text:span></text:p>
      <text:p text:style-name="P1"><text:span text:style-name="T4"><text:s text:c="3"/>104 <text:s text:c="9"/>13 <text:s text:c="5"/>advance <text:s text:c="4"/>900,450 <text:s text:c="25"/>104 <text:s text:c="13"/>6 <text:s text:c="5"/>0</text:span></text:p>
      <text:p text:style-name="P1"><text:soft-page-break/><text:span text:style-name="T4"><text:s text:c="3"/>105 <text:s text:c="9"/>14 <text:s text:c="7"/>leave <text:s text:c="4"/>MESAS <text:s text:c="28"/>98 <text:s text:c="13"/>0 <text:s text:c="5"/>0</text:span></text:p>
      <text:p text:style-name="P1"><text:span text:style-name="T4"><text:s text:c="3"/>106 <text:s text:c="9"/>15 <text:s text:c="4"/>transfer <text:s text:c="4"/>,PROMOCION <text:s text:c="23"/>98 <text:s text:c="13"/>0 <text:s text:c="5"/>0</text:span></text:p>
      <text:p text:style-name="P1"><text:span text:style-name="T4"><text:s text:c="3"/>109 <text:s text:c="2"/>promocion <text:s text:c="5"/>advance <text:s text:c="4"/>45,15 <text:s text:c="27"/>233 <text:s text:c="13"/>0 <text:s text:c="5"/>0</text:span></text:p>
      <text:p text:style-name="P1"><text:span text:style-name="T4"><text:s text:c="3"/>110 <text:s text:c="9"/>17 <text:s text:c="8"/>test <text:s text:c="3"/>lQ$PROMOCION,FN$MAX_COLA,COMPRA <text:s text:c="8"/>233 <text:s text:c="13"/>0 <text:s text:c="5"/>0</text:span></text:p>
      <text:p text:style-name="P1"><text:span text:style-name="T4"><text:s text:c="3"/>111 <text:s text:c="9"/>18 <text:s text:c="7"/>queue <text:s text:c="4"/>PROMOCION <text:s text:c="23"/>233 <text:s text:c="13"/>0 <text:s text:c="5"/>0</text:span></text:p>
      <text:p text:style-name="P1"><text:span text:style-name="T4"><text:s text:c="3"/>112 <text:s text:c="9"/>19 <text:s text:c="7"/>enter <text:s text:c="4"/>PROMOCION <text:s text:c="23"/>233 <text:s text:c="13"/>0 <text:s text:c="5"/>0</text:span></text:p>
      <text:p text:style-name="P1"><text:span text:style-name="T4"><text:s text:c="3"/>113 <text:s text:c="9"/>20 <text:s text:c="6"/>depart <text:s text:c="4"/>PROMOCION <text:s text:c="23"/>233 <text:s text:c="13"/>0 <text:s text:c="5"/>0</text:span></text:p>
      <text:p text:style-name="P1"><text:span text:style-name="T4"><text:s text:c="3"/>114 <text:s text:c="9"/>21 <text:s text:c="5"/>advance <text:s text:c="4"/>60,15 <text:s text:c="27"/>233 <text:s text:c="13"/>2 <text:s text:c="5"/>0</text:span></text:p>
      <text:p text:style-name="P1"><text:span text:style-name="T4"><text:s text:c="3"/>115 <text:s text:c="9"/>22 <text:s text:c="7"/>leave <text:s text:c="4"/>PROMOCION <text:s text:c="23"/>231 <text:s text:c="13"/>0 <text:s text:c="5"/>0</text:span></text:p>
      <text:p text:style-name="P1"><text:span text:style-name="T4"><text:s text:c="3"/>116 <text:s text:c="9"/>23 <text:s text:c="4"/>transfer <text:s text:c="4"/>,COMPRA <text:s text:c="25"/>231 <text:s text:c="13"/>0 <text:s text:c="5"/>0</text:span></text:p>
      <text:p text:style-name="P1"><text:span text:style-name="T4"><text:s text:c="3"/>119 <text:s text:c="5"/>compra <text:s text:c="7"/>enter <text:s text:c="4"/>GONDOLAS <text:s text:c="24"/>231 <text:s text:c="13"/>0 <text:s text:c="5"/>0</text:span></text:p>
      <text:p text:style-name="P1"><text:span text:style-name="T4"><text:s text:c="3"/>120 <text:s text:c="9"/>25 <text:s text:c="5"/>advance <text:s text:c="4"/>900,300 <text:s text:c="25"/>231 <text:s text:c="13"/>8 <text:s text:c="5"/>0</text:span></text:p>
      <text:p text:style-name="P1"><text:span text:style-name="T4"><text:s text:c="3"/>121 <text:s text:c="9"/>26 <text:s text:c="7"/>leave <text:s text:c="4"/>GONDOLAS <text:s text:c="24"/>223 <text:s text:c="13"/>0 <text:s text:c="5"/>0</text:span></text:p>
      <text:p text:style-name="P1"><text:span text:style-name="T4"><text:s text:c="3"/>122 <text:s text:c="9"/>27 <text:s text:c="6"/>select <text:s text:c="2"/>nuCAJA,1,X$TOTAL_CJ,,,NOHAY <text:s text:c="8"/>223 <text:s text:c="13"/>0 <text:s text:c="5"/>0</text:span></text:p>
      <text:p text:style-name="P1"><text:span text:style-name="T4"><text:s text:c="3"/>123 <text:s text:c="9"/>28 <text:s text:c="4"/>transfer <text:s text:c="4"/>,SIGUE <text:s text:c="26"/>218 <text:s text:c="13"/>0 <text:s text:c="5"/>0</text:span></text:p>
      <text:p text:style-name="P1"><text:span text:style-name="T4"><text:s text:c="3"/>124 <text:s text:c="6"/>nohay <text:s text:c="6"/>select <text:s/>minCAJA,1,X$TOTAL_CJ,,Q <text:s text:c="14"/>5 <text:s text:c="13"/>0 <text:s text:c="5"/>0</text:span></text:p>
      <text:p text:style-name="P1"><text:span text:style-name="T4"><text:s text:c="3"/>125 <text:s text:c="6"/>sigue <text:s text:c="7"/>queue <text:s text:c="4"/>P$CAJA <text:s text:c="26"/>223 <text:s text:c="13"/>0 <text:s text:c="5"/>0</text:span></text:p>
      <text:p text:style-name="P1"><text:span text:style-name="T4"><text:s text:c="3"/>126 <text:s text:c="9"/>31 <text:s text:c="7"/>seize <text:s text:c="4"/>P$CAJA <text:s text:c="26"/>223 <text:s text:c="13"/>0 <text:s text:c="5"/>0</text:span></text:p>
      <text:p text:style-name="P1"><text:span text:style-name="T4"><text:s text:c="3"/>127 <text:s text:c="9"/>32 <text:s text:c="6"/>depart <text:s text:c="4"/>P$CAJA <text:s text:c="26"/>223 <text:s text:c="13"/>0 <text:s text:c="5"/>0</text:span></text:p>
      <text:p text:style-name="P1"><text:span text:style-name="T4"><text:s text:c="3"/>128 <text:s text:c="9"/>33 <text:s text:c="6"/>assign <text:s text:c="4"/>DESVIO,FN$DESV_CAJA <text:s text:c="13"/>223 <text:s text:c="13"/>0 <text:s text:c="5"/>0</text:span></text:p>
      <text:p text:style-name="P1"><text:span text:style-name="T4"><text:s text:c="3"/>129 <text:s text:c="9"/>34 <text:s text:c="5"/>advance <text:s text:c="4"/>FN$MEDIA_CAJA,P$DESVIO <text:s text:c="10"/>223 <text:s text:c="13"/>1 <text:s text:c="5"/>0</text:span></text:p>
      <text:p text:style-name="P1"><text:span text:style-name="T4"><text:s text:c="3"/>130 <text:s text:c="9"/>35 <text:s text:c="5"/>release <text:s text:c="4"/>P$CAJA <text:s text:c="26"/>222 <text:s text:c="13"/>0 <text:s text:c="5"/>0</text:span></text:p>
      <text:p text:style-name="P1"><text:span text:style-name="T4"><text:s text:c="3"/>131 <text:s text:c="9"/>36 <text:s text:c="5"/>advance <text:s text:c="4"/>45,15 <text:s text:c="27"/>222 <text:s text:c="13"/>0 <text:s text:c="5"/>0</text:span></text:p>
      <text:p text:style-name="P1"><text:span text:style-name="T4"><text:s text:c="3"/>132 <text:s text:c="9"/>37 <text:s text:c="4"/>tabulate <text:s text:c="4"/>EDAD <text:s text:c="28"/>222 <text:s text:c="13"/>0 <text:s text:c="5"/>0</text:span></text:p>
      <text:p text:style-name="P1"><text:span text:style-name="T4"><text:s text:c="3"/>133 <text:s text:c="9"/>38 <text:s text:c="3"/>terminate <text:s text:c="37"/>222 <text:s text:c="13"/>0 <text:s text:c="5"/>0</text:span></text:p>
      <text:p text:style-name="P1"><text:span text:style-name="T4"><text:s text:c="3"/>136 <text:s text:c="9"/>39 <text:s text:c="4"/>generate <text:s text:c="4"/>,,,1 <text:s text:c="30"/>1 <text:s text:c="13"/>0 <text:s text:c="5"/>0</text:span></text:p>
      <text:p text:style-name="P1"><text:span text:style-name="T4"><text:s text:c="3"/>137 <text:s text:c="9"/>40 <text:s text:c="5"/>advance <text:s text:c="4"/>3600 <text:s text:c="30"/>1 <text:s text:c="13"/>0 <text:s text:c="5"/>0</text:span></text:p>
      <text:p text:style-name="P1"><text:span text:style-name="T4"><text:s text:c="3"/>138 <text:s text:c="9"/>41 <text:s text:c="3"/>savevalue <text:s text:c="4"/>CONTAR_GOND,1 <text:s text:c="21"/>1 <text:s text:c="13"/>0 <text:s text:c="5"/>0</text:span></text:p>
      <text:p text:style-name="P1"><text:span text:style-name="T4"><text:s text:c="3"/>139 <text:s text:c="9"/>42 <text:s text:c="5"/>advance <text:s text:c="4"/>3600 <text:s text:c="30"/>1 <text:s text:c="13"/>0 <text:s text:c="5"/>0</text:span></text:p>
      <text:p text:style-name="P1"><text:span text:style-name="T4"><text:s text:c="3"/>140 <text:s text:c="9"/>43 <text:s text:c="3"/>savevalue <text:s text:c="4"/>TOTAL_CJ,5 <text:s text:c="24"/>1 <text:s text:c="13"/>0 <text:s text:c="5"/>0</text:span></text:p>
      <text:p text:style-name="P1"><text:span text:style-name="T4"><text:s text:c="3"/>141 <text:s text:c="9"/>44 <text:s text:c="3"/>savevalue <text:s text:c="4"/>ARRIBOS,50 <text:s text:c="24"/>1 <text:s text:c="13"/>0 <text:s text:c="5"/>0</text:span></text:p>
      <text:p text:style-name="P1"><text:span text:style-name="T4"><text:s text:c="3"/>142 <text:s text:c="9"/>45 <text:s text:c="5"/>advance <text:s text:c="4"/>7200 <text:s text:c="30"/>1 <text:s text:c="13"/>0 <text:s text:c="5"/>0</text:span></text:p>
      <text:p text:style-name="P1"><text:span text:style-name="T4"><text:s text:c="3"/>143 <text:s text:c="9"/>46 <text:s text:c="3"/>savevalue <text:s text:c="4"/>TOTAL_CJ,4 <text:s text:c="24"/>1 <text:s text:c="13"/>0 <text:s text:c="5"/>0</text:span></text:p>
      <text:p text:style-name="P1"><text:span text:style-name="T4"><text:s text:c="3"/>144 <text:s text:c="9"/>47 <text:s text:c="3"/>savevalue <text:s text:c="4"/>ARRIBOS,70 <text:s text:c="24"/>1 <text:s text:c="13"/>0 <text:s text:c="5"/>0</text:span></text:p>
      <text:p text:style-name="P1"><text:span text:style-name="T4"><text:s text:c="3"/>145 <text:s text:c="9"/>48 <text:s text:c="3"/>terminate <text:s text:c="39"/>1 <text:s text:c="13"/>0 <text:s text:c="5"/>0</text:span></text:p>
      <text:p text:style-name="P1"><text:span text:style-name="T4"><text:s text:c="3"/>148 <text:s text:c="5"/>tiempo <text:s text:c="4"/>generate <text:s text:c="4"/>3600 <text:s text:c="30"/>6 <text:s text:c="13"/>0 <text:s text:c="5"/>0</text:span></text:p>
      <text:p text:style-name="P1"><text:span text:style-name="T4"><text:s text:c="3"/>149 <text:s text:c="9"/>50 <text:s text:c="3"/>terminate <text:s text:c="4"/>1 <text:s text:c="33"/>6 <text:s text:c="13"/>0 <text:s text:c="5"/>0</text:span></text:p>
      <text:p text:style-name="P1"><text:span text:style-name="T4"><text:s text:c="3"/>152 <text:s text:c="9"/>51 <text:s text:c="4"/>generate <text:s text:c="4"/>120 <text:s text:c="29"/>179 <text:s text:c="13"/>0 <text:s text:c="5"/>0</text:span></text:p>
      <text:p text:style-name="P1"><text:span text:style-name="T4"><text:s text:c="3"/>153 <text:s text:c="9"/>52 <text:s text:c="4"/>tabulate <text:s text:c="4"/>INTBAR <text:s text:c="26"/>179 <text:s text:c="13"/>0 <text:s text:c="5"/>0</text:span></text:p>
      <text:p text:style-name="P1"><text:span text:style-name="T4"><text:s text:c="3"/>154 <text:s text:c="9"/>53 <text:s text:c="3"/>terminate <text:s text:c="37"/>179 <text:s text:c="13"/>0 <text:s text:c="5"/>0</text:span></text:p>
      <text:p text:style-name="P1"><text:span text:style-name="T4"><text:s text:c="3"/>157 <text:s text:c="9"/>54 <text:s text:c="4"/>generate <text:s text:c="4"/>120 <text:s text:c="29"/>179 <text:s text:c="13"/>0 <text:s text:c="5"/>0</text:span></text:p>
      <text:p text:style-name="P1"><text:span text:style-name="T4"><text:s text:c="3"/>158 <text:s text:c="9"/>55 <text:s text:c="6"/>assign <text:s text:c="4"/>SCCAJ,V$SUMCOLCAJAS <text:s text:c="13"/>179 <text:s text:c="13"/>0 <text:s text:c="5"/>0</text:span></text:p>
      <text:p text:style-name="P1"><text:span text:style-name="T4"><text:s text:c="3"/>159 <text:s text:c="9"/>56 <text:s text:c="4"/>tabulate <text:s text:c="4"/>TSUMCOL <text:s text:c="25"/>179 <text:s text:c="13"/>0 <text:s text:c="5"/>0</text:span></text:p>
      <text:p text:style-name="P1"><text:span text:style-name="T4"><text:s text:c="3"/>160 <text:s text:c="9"/>57 <text:s text:c="3"/>terminate <text:s text:c="37"/>179 <text:s text:c="13"/>0 <text:s text:c="5"/>0</text:span></text:p>
      <text:p text:style-name="P1"><text:span text:style-name="T4"><text:s text:c="3"/>163 <text:s text:c="9"/>58 <text:s text:c="4"/>generate <text:s text:c="4"/>120 <text:s text:c="29"/>179 <text:s text:c="13"/>0 <text:s text:c="5"/>0</text:span></text:p>
      <text:p text:style-name="P1"><text:span text:style-name="T4"><text:s text:c="3"/>164 <text:s text:c="9"/>59 <text:s text:c="6"/>assign <text:s text:c="4"/>FLAG,0 <text:s text:c="26"/>179 <text:s text:c="13"/>0 <text:s text:c="5"/>0</text:span></text:p>
      <text:p text:style-name="P1"><text:span text:style-name="T4"><text:s text:c="3"/>165 <text:s text:c="9"/>60 <text:s text:c="8"/>test <text:s text:c="3"/>eP$FLAG,X$CONTAR_GOND,FIN <text:s text:c="8"/>179 <text:s text:c="13"/>0 <text:s text:c="5"/>0</text:span></text:p>
      <text:p text:style-name="P1"><text:span text:style-name="T4"><text:s text:c="3"/>166 <text:s text:c="9"/>61 <text:s text:c="4"/>tabulate <text:s text:c="4"/>INTGOND <text:s text:c="26"/>30 <text:s text:c="13"/>0 <text:s text:c="5"/>0</text:span></text:p>
      <text:p text:style-name="P1"><text:span text:style-name="T4"><text:s text:c="3"/>167 <text:s text:c="8"/>fin <text:s text:c="3"/>terminate <text:s text:c="37"/>179 <text:s text:c="13"/>0 <text:s text:c="5"/>0</text:span></text:p>
      <text:p text:style-name="P4"/>
      <text:p text:style-name="P2"><text:span text:style-name="T2">Facilities</text:span></text:p>
      <text:p text:style-name="P4"/>
      <text:p text:style-name="P1"><text:span text:style-name="T3"><text:s/>FACILITY <text:s text:c="9"/>ENTRIES <text:s text:c="3"/>UTIL. <text:s/>AVE_TIME <text:s/>AVAILABLE <text:s text:c="2"/>OWNER <text:s text:c="2"/>PEND <text:s text:c="2"/>INTER <text:s text:c="2"/>RETRY <text:s text:c="2"/>DELAY</text:span></text:p>
      <text:p text:style-name="P1"><text:span text:style-name="T4"><text:s text:c="14"/>1 <text:s text:c="7"/>117 <text:s text:c="3"/>0,435 <text:s text:c="3"/>80,256 <text:s text:c="9"/>1 <text:s text:c="6"/>6 <text:s text:c="5"/>0 <text:s text:c="6"/>0 <text:s text:c="6"/>0 <text:s text:c="6"/>0</text:span></text:p>
      <text:p text:style-name="P1"><text:span text:style-name="T4"><text:s text:c="14"/>2 <text:s text:c="8"/>69 <text:s text:c="3"/>0,242 <text:s text:c="3"/>75,667 <text:s text:c="9"/>1 <text:s text:c="6"/>0 <text:s text:c="5"/>0 <text:s text:c="6"/>0 <text:s text:c="6"/>0 <text:s text:c="6"/>0</text:span></text:p>
      <text:p text:style-name="P1"><text:soft-page-break/><text:span text:style-name="T4"><text:s text:c="14"/>3 <text:s text:c="8"/>30 <text:s text:c="3"/>0,107 <text:s text:c="3"/>76,733 <text:s text:c="9"/>1 <text:s text:c="6"/>0 <text:s text:c="5"/>0 <text:s text:c="6"/>0 <text:s text:c="6"/>0 <text:s text:c="6"/>0</text:span></text:p>
      <text:p text:style-name="P1"><text:span text:style-name="T4"><text:s text:c="14"/>4 <text:s text:c="9"/>6 <text:s text:c="3"/>0,014 <text:s text:c="3"/>51,500 <text:s text:c="9"/>1 <text:s text:c="6"/>0 <text:s text:c="5"/>0 <text:s text:c="6"/>0 <text:s text:c="6"/>0 <text:s text:c="6"/>0</text:span></text:p>
      <text:p text:style-name="P1"><text:span text:style-name="T4"><text:s text:c="14"/>5 <text:s text:c="9"/>1 <text:s text:c="3"/>0,004 <text:s text:c="3"/>82,000 <text:s text:c="9"/>1 <text:s text:c="6"/>0 <text:s text:c="5"/>0 <text:s text:c="6"/>0 <text:s text:c="6"/>0 <text:s text:c="6"/>0</text:span></text:p>
      <text:p text:style-name="P1"><text:span text:style-name="T4"><text:s text:c="8"/>cajabar <text:s text:c="7"/>104 <text:s text:c="3"/>0,241 <text:s text:c="3"/>50,106 <text:s text:c="9"/>1 <text:s text:c="6"/>0 <text:s text:c="5"/>0 <text:s text:c="6"/>0 <text:s text:c="6"/>0 <text:s text:c="6"/>0</text:span></text:p>
      <text:p text:style-name="P4"/>
      <text:p text:style-name="P2"><text:span text:style-name="T2">Queues</text:span></text:p>
      <text:p text:style-name="P4"/>
      <text:p text:style-name="P1"><text:span text:style-name="T3"><text:s/>QUEUE <text:s text:c="12"/>MAX <text:s text:c="5"/>CONT. <text:s/>ENTRIES ENTRIES(0) <text:s/>AVE.CONT. <text:s text:c="2"/>AVE.TIME <text:s text:c="3"/>AVE.(-0) <text:s text:c="2"/>RETRY</text:span></text:p>
      <text:p text:style-name="P1"><text:span text:style-name="T4"><text:s text:c="14"/>1 <text:s text:c="5"/>1 <text:s text:c="8"/>0 <text:s text:c="6"/>117 <text:s text:c="5"/>113 <text:s text:c="6"/>0,009 <text:s text:c="6"/>1,744 <text:s text:c="5"/>51,000 <text:s text:c="6"/>0</text:span></text:p>
      <text:p text:style-name="P1"><text:span text:style-name="T4"><text:s text:c="14"/>2 <text:s text:c="5"/>1 <text:s text:c="8"/>0 <text:s text:c="7"/>69 <text:s text:c="6"/>68 <text:s text:c="6"/>0,001 <text:s text:c="6"/>0,203 <text:s text:c="5"/>14,000 <text:s text:c="6"/>0</text:span></text:p>
      <text:p text:style-name="P1"><text:span text:style-name="T4"><text:s text:c="14"/>3 <text:s text:c="5"/>1 <text:s text:c="8"/>0 <text:s text:c="7"/>30 <text:s text:c="6"/>30 <text:s text:c="6"/>0,000 <text:s text:c="6"/>0,000 <text:s text:c="6"/>0,000 <text:s text:c="6"/>0</text:span></text:p>
      <text:p text:style-name="P1"><text:span text:style-name="T4"><text:s text:c="14"/>4 <text:s text:c="5"/>1 <text:s text:c="8"/>0 <text:s text:c="8"/>6 <text:s text:c="7"/>6 <text:s text:c="6"/>0,000 <text:s text:c="6"/>0,000 <text:s text:c="6"/>0,000 <text:s text:c="6"/>0</text:span></text:p>
      <text:p text:style-name="P1"><text:span text:style-name="T4"><text:s text:c="14"/>5 <text:s text:c="5"/>1 <text:s text:c="8"/>0 <text:s text:c="8"/>1 <text:s text:c="7"/>1 <text:s text:c="6"/>0,000 <text:s text:c="6"/>0,000 <text:s text:c="6"/>0,000 <text:s text:c="6"/>0</text:span></text:p>
      <text:p text:style-name="P1"><text:span text:style-name="T4"><text:s text:c="8"/>cajabar <text:s text:c="5"/>1 <text:s text:c="8"/>0 <text:s text:c="6"/>104 <text:s text:c="6"/>97 <text:s text:c="6"/>0,005 <text:s text:c="6"/>1,096 <text:s text:c="5"/>16,286 <text:s text:c="6"/>0</text:span></text:p>
      <text:p text:style-name="P1"><text:span text:style-name="T4"><text:s text:c="6"/>promocion <text:s text:c="5"/>1 <text:s text:c="8"/>0 <text:s text:c="6"/>233 <text:s text:c="5"/>224 <text:s text:c="6"/>0,005 <text:s text:c="6"/>0,502 <text:s text:c="5"/>13,000 <text:s text:c="6"/>0</text:span></text:p>
      <text:p text:style-name="P4"/>
      <text:p text:style-name="P2"><text:span text:style-name="T2">Storages</text:span></text:p>
      <text:p text:style-name="P4"/>
      <text:p text:style-name="P1"><text:span text:style-name="T3"><text:s/>STORAGE <text:s text:c="10"/>CAP. <text:s text:c="2"/>REMAIN. <text:s text:c="2"/>MIN. <text:s text:c="2"/>MAX. <text:s/>ENTRIES <text:s/>AVL. <text:s text:c="2"/>AVE.C. <text:s text:c="3"/>UTIL. <text:s/>RETRY <text:s text:c="2"/>DELAY</text:span></text:p>
      <text:p text:style-name="P1"><text:span text:style-name="T4"><text:s text:c="7"/>gondolas <text:s text:c="2"/>10000 <text:s text:c="4"/>9992 <text:s text:c="6"/>0 <text:s text:c="4"/>18 <text:s text:c="5"/>231 <text:s text:c="4"/>1 <text:s text:c="3"/>9,596 <text:s text:c="3"/>0,001 <text:s text:c="5"/>0 <text:s text:c="6"/>0</text:span></text:p>
      <text:p text:style-name="P1"><text:span text:style-name="T4"><text:s text:c="10"/>mesas <text:s text:c="2"/>10000 <text:s text:c="4"/>9994 <text:s text:c="6"/>0 <text:s text:c="5"/>9 <text:s text:c="5"/>104 <text:s text:c="4"/>1 <text:s text:c="3"/>4,325 <text:s text:c="3"/>0,000 <text:s text:c="5"/>0 <text:s text:c="6"/>0</text:span></text:p>
      <text:p text:style-name="P1"><text:span text:style-name="T4"><text:s text:c="6"/>promocion <text:s text:c="6"/>2 <text:s text:c="7"/>0 <text:s text:c="6"/>0 <text:s text:c="5"/>2 <text:s text:c="5"/>233 <text:s text:c="4"/>1 <text:s text:c="3"/>0,645 <text:s text:c="3"/>0,322 <text:s text:c="5"/>0 <text:s text:c="6"/>0</text:span></text:p>
      <text:p text:style-name="P4"/>
      <text:p text:style-name="P2"><text:span text:style-name="T2">Tables</text:span></text:p>
      <text:p text:style-name="P4"/>
      <text:p text:style-name="P1"><text:span text:style-name="T6"><text:s text:c="16"/>edadTABLE <text:s text:c="11"/>M1,600,300,10</text:span></text:p>
      <text:p text:style-name="P3"/>
      <text:p text:style-name="P1"><text:span text:style-name="T4"><text:s text:c="15"/>MEDIA <text:s text:c="24"/>: <text:s text:c="6"/>1637,635</text:span></text:p>
      <text:p text:style-name="P1"><text:span text:style-name="T4"><text:s text:c="15"/>DESVIACION ESTANDAR <text:s text:c="10"/>: <text:s text:c="7"/>596,711</text:span></text:p>
      <text:p text:style-name="P1"><text:span text:style-name="T4"><text:s text:c="15"/>CANTIDAD EN RETRY <text:s text:c="12"/>: <text:s text:c="13"/>0</text:span></text:p>
      <text:p text:style-name="P3"/>
      <text:p text:style-name="P1"><text:span text:style-name="T3"><text:s text:c="10"/>INTERVALO <text:s text:c="6"/>FRECUENCIA <text:s text:c="10"/>% <text:s text:c="4"/>%ACUMULADO <text:s text:c="3"/>%REMANENTE</text:span></text:p>
      <text:p text:style-name="P1"><text:span text:style-name="T4"><text:s text:c="9"/>0 <text:s/>- <text:s text:c="6"/>600 <text:s text:c="11"/>0 <text:s text:c="6"/>0,000 <text:s text:c="9"/>0,000 <text:s text:c="6"/>100,000</text:span></text:p>
      <text:p text:style-name="P1"><text:span text:style-name="T4"><text:s text:c="7"/>601 <text:s/>- <text:s text:c="6"/>900 <text:s text:c="11"/>9 <text:s text:c="6"/>4,054 <text:s text:c="9"/>4,054 <text:s text:c="7"/>95,946</text:span></text:p>
      <text:p text:style-name="P1"><text:span text:style-name="T4"><text:s text:c="7"/>901 <text:s/>- <text:s text:c="5"/>1200 <text:s text:c="10"/>51 <text:s text:c="5"/>22,973 <text:s text:c="8"/>27,027 <text:s text:c="7"/>72,973</text:span></text:p>
      <text:p text:style-name="P1"><text:span text:style-name="T4"><text:s text:c="6"/>1201 <text:s/>- <text:s text:c="5"/>1500 <text:s text:c="10"/>69 <text:s text:c="5"/>31,081 <text:s text:c="8"/>58,108 <text:s text:c="7"/>41,892</text:span></text:p>
      <text:p text:style-name="P1"><text:span text:style-name="T4"><text:s text:c="6"/>1501 <text:s/>- <text:s text:c="5"/>1800 <text:s text:c="10"/>12 <text:s text:c="6"/>5,405 <text:s text:c="8"/>63,514 <text:s text:c="7"/>36,486</text:span></text:p>
      <text:p text:style-name="P1"><text:span text:style-name="T4"><text:s text:c="6"/>1801 <text:s/>- <text:s text:c="5"/>2100 <text:s text:c="10"/>16 <text:s text:c="6"/>7,207 <text:s text:c="8"/>70,721 <text:s text:c="7"/>29,279</text:span></text:p>
      <text:p text:style-name="P1"><text:span text:style-name="T4"><text:s text:c="6"/>2101 <text:s/>- <text:s text:c="5"/>2400 <text:s text:c="10"/>29 <text:s text:c="5"/>13,063 <text:s text:c="8"/>83,784 <text:s text:c="7"/>16,216</text:span></text:p>
      <text:p text:style-name="P1"><text:span text:style-name="T4"><text:s text:c="6"/>2401 <text:s/>- <text:s text:c="5"/>2700 <text:s text:c="10"/>26 <text:s text:c="5"/>11,712 <text:s text:c="8"/>95,495 <text:s text:c="8"/>4,505</text:span></text:p>
      <text:p text:style-name="P1"><text:span text:style-name="T4"><text:s text:c="6"/>2701 <text:s/>- <text:s text:c="5"/>3000 <text:s text:c="10"/>10 <text:s text:c="6"/>4,505 <text:s text:c="7"/>100,000 <text:s text:c="8"/>0,000</text:span></text:p>
      <text:p text:style-name="P1"><text:span text:style-name="T4"><text:s text:c="12"/>Las frecuencias restantes (1) son todas cero.</text:span></text:p>
      <text:p text:style-name="P3"/>
      <text:p text:style-name="P1"><text:span text:style-name="T4"><text:s text:c="8"/>CANTIDAD DE VALORES TABULADOS : <text:s text:c="10"/>222</text:span></text:p>
      <text:p text:style-name="P1"><text:span text:style-name="T4"><text:s text:c="8"/>VALOR MAXIMO TABULADO <text:s text:c="8"/>: <text:s text:c="5"/>2881,000</text:span></text:p>
      <text:p text:style-name="P3"/>
      <text:p text:style-name="P1"><text:span text:style-name="T6"><text:s text:c="14"/>intbarTABLE <text:s text:c="11"/>S$MESAS,0,1,10</text:span></text:p>
      <text:p text:style-name="P3"/>
      <text:p text:style-name="P1"><text:span text:style-name="T4"><text:s text:c="15"/>MEDIA <text:s text:c="24"/>: <text:s text:c="9"/>4,324</text:span></text:p>
      <text:p text:style-name="P1"><text:span text:style-name="T4"><text:s text:c="15"/>DESVIACION ESTANDAR <text:s text:c="10"/>: <text:s text:c="9"/>1,675</text:span></text:p>
      <text:p text:style-name="P1"><text:span text:style-name="T4"><text:s text:c="15"/>CANTIDAD EN RETRY <text:s text:c="12"/>: <text:s text:c="13"/>0</text:span></text:p>
      <text:p text:style-name="P3"/>
      <text:p text:style-name="P1"><text:span text:style-name="T3"><text:s text:c="10"/>INTERVALO <text:s text:c="6"/>FRECUENCIA <text:s text:c="10"/>% <text:s text:c="4"/>%ACUMULADO <text:s text:c="3"/>%REMANENTE</text:span></text:p>
      <text:p text:style-name="P1"><text:soft-page-break/><text:span text:style-name="T4"><text:s text:c="9"/>0 <text:s/>- <text:s text:c="8"/>0 <text:s text:c="11"/>2 <text:s text:c="6"/>1,117 <text:s text:c="9"/>1,117 <text:s text:c="7"/>98,883</text:span></text:p>
      <text:p text:style-name="P1"><text:span text:style-name="T4"><text:s text:c="9"/>1 <text:s/>- <text:s text:c="8"/>1 <text:s text:c="11"/>9 <text:s text:c="6"/>5,028 <text:s text:c="9"/>6,145 <text:s text:c="7"/>93,855</text:span></text:p>
      <text:p text:style-name="P1"><text:span text:style-name="T4"><text:s text:c="9"/>2 <text:s/>- <text:s text:c="8"/>2 <text:s text:c="10"/>11 <text:s text:c="6"/>6,145 <text:s text:c="8"/>12,291 <text:s text:c="7"/>87,709</text:span></text:p>
      <text:p text:style-name="P1"><text:span text:style-name="T4"><text:s text:c="9"/>3 <text:s/>- <text:s text:c="8"/>3 <text:s text:c="10"/>27 <text:s text:c="5"/>15,084 <text:s text:c="8"/>27,374 <text:s text:c="7"/>72,626</text:span></text:p>
      <text:p text:style-name="P1"><text:span text:style-name="T4"><text:s text:c="9"/>4 <text:s/>- <text:s text:c="8"/>4 <text:s text:c="10"/>48 <text:s text:c="5"/>26,816 <text:s text:c="8"/>54,190 <text:s text:c="7"/>45,810</text:span></text:p>
      <text:p text:style-name="P1"><text:span text:style-name="T4"><text:s text:c="9"/>5 <text:s/>- <text:s text:c="8"/>5 <text:s text:c="10"/>45 <text:s text:c="5"/>25,140 <text:s text:c="8"/>79,330 <text:s text:c="7"/>20,670</text:span></text:p>
      <text:p text:style-name="P1"><text:span text:style-name="T4"><text:s text:c="9"/>6 <text:s/>- <text:s text:c="8"/>6 <text:s text:c="10"/>23 <text:s text:c="5"/>12,849 <text:s text:c="8"/>92,179 <text:s text:c="8"/>7,821</text:span></text:p>
      <text:p text:style-name="P1"><text:span text:style-name="T4"><text:s text:c="9"/>7 <text:s/>- <text:s text:c="8"/>7 <text:s text:c="11"/>9 <text:s text:c="6"/>5,028 <text:s text:c="8"/>97,207 <text:s text:c="8"/>2,793</text:span></text:p>
      <text:p text:style-name="P1"><text:span text:style-name="T4"><text:s text:c="9"/>8 <text:s/>- <text:s text:c="8"/>8 <text:s text:c="11"/>1 <text:s text:c="6"/>0,559 <text:s text:c="8"/>97,765 <text:s text:c="8"/>2,235</text:span></text:p>
      <text:p text:style-name="P1"><text:span text:style-name="T4"><text:s text:c="9"/>9 <text:s/>- <text:s/>Infinito <text:s text:c="11"/>4 <text:s text:c="6"/>2,235 <text:s text:c="7"/>100,000 <text:s text:c="8"/>0,000</text:span></text:p>
      <text:p text:style-name="P3"/>
      <text:p text:style-name="P1"><text:span text:style-name="T4"><text:s text:c="8"/>MEDIA OVERFLOW <text:s text:c="15"/>: <text:s text:c="8"/>9,000</text:span></text:p>
      <text:p text:style-name="P1"><text:span text:style-name="T4"><text:s text:c="8"/>DESVIACION ESTANDAR OVERFLOW <text:s/>: <text:s text:c="8"/>0,000</text:span></text:p>
      <text:p text:style-name="P3"/>
      <text:p text:style-name="P1"><text:span text:style-name="T4"><text:s text:c="8"/>CANTIDAD DE VALORES TABULADOS : <text:s text:c="10"/>179</text:span></text:p>
      <text:p text:style-name="P1"><text:span text:style-name="T4"><text:s text:c="8"/>VALOR MAXIMO TABULADO <text:s text:c="8"/>: <text:s text:c="8"/>9,000</text:span></text:p>
      <text:p text:style-name="P3"/>
      <text:p text:style-name="P1"><text:span text:style-name="T6"><text:s text:c="13"/>intgondTABLE <text:s text:c="11"/>S$GONDOLAS,0,5,10</text:span></text:p>
      <text:p text:style-name="P3"/>
      <text:p text:style-name="P1"><text:span text:style-name="T4"><text:s text:c="15"/>MEDIA <text:s text:c="24"/>: <text:s text:c="9"/>6,333</text:span></text:p>
      <text:p text:style-name="P1"><text:span text:style-name="T4"><text:s text:c="15"/>DESVIACION ESTANDAR <text:s text:c="10"/>: <text:s text:c="9"/>3,447</text:span></text:p>
      <text:p text:style-name="P1"><text:span text:style-name="T4"><text:s text:c="15"/>CANTIDAD EN RETRY <text:s text:c="12"/>: <text:s text:c="13"/>0</text:span></text:p>
      <text:p text:style-name="P3"/>
      <text:p text:style-name="P1"><text:span text:style-name="T3"><text:s text:c="10"/>INTERVALO <text:s text:c="6"/>FRECUENCIA <text:s text:c="10"/>% <text:s text:c="4"/>%ACUMULADO <text:s text:c="3"/>%REMANENTE</text:span></text:p>
      <text:p text:style-name="P1"><text:span text:style-name="T4"><text:s text:c="9"/>0 <text:s/>- <text:s text:c="8"/>0 <text:s text:c="11"/>3 <text:s text:c="5"/>10,000 <text:s text:c="8"/>10,000 <text:s text:c="7"/>90,000</text:span></text:p>
      <text:p text:style-name="P1"><text:span text:style-name="T4"><text:s text:c="9"/>1 <text:s/>- <text:s text:c="8"/>5 <text:s text:c="11"/>7 <text:s text:c="5"/>23,333 <text:s text:c="8"/>33,333 <text:s text:c="7"/>66,667</text:span></text:p>
      <text:p text:style-name="P1"><text:span text:style-name="T4"><text:s text:c="9"/>6 <text:s/>- <text:s text:c="7"/>10 <text:s text:c="10"/>16 <text:s text:c="5"/>53,333 <text:s text:c="8"/>86,667 <text:s text:c="7"/>13,333</text:span></text:p>
      <text:p text:style-name="P1"><text:span text:style-name="T4"><text:s text:c="8"/>11 <text:s/>- <text:s text:c="7"/>15 <text:s text:c="11"/>4 <text:s text:c="5"/>13,333 <text:s text:c="7"/>100,000 <text:s text:c="8"/>0,000</text:span></text:p>
      <text:p text:style-name="P1"><text:span text:style-name="T4"><text:s text:c="12"/>Las frecuencias restantes (6) son todas cero.</text:span></text:p>
      <text:p text:style-name="P3"/>
      <text:p text:style-name="P1"><text:span text:style-name="T4"><text:s text:c="8"/>CANTIDAD DE VALORES TABULADOS : <text:s text:c="11"/>30</text:span></text:p>
      <text:p text:style-name="P1"><text:span text:style-name="T4"><text:s text:c="8"/>VALOR MAXIMO TABULADO <text:s text:c="8"/>: <text:s text:c="7"/>11,000</text:span></text:p>
      <text:p text:style-name="P3"/>
      <text:p text:style-name="P1"><text:span text:style-name="T6"><text:s text:c="13"/>tsumcolTABLE <text:s text:c="11"/>P$SCCAJ,0,1,5</text:span></text:p>
      <text:p text:style-name="P3"/>
      <text:p text:style-name="P1"><text:span text:style-name="T4"><text:s text:c="15"/>MEDIA <text:s text:c="24"/>: <text:s text:c="9"/>0,011</text:span></text:p>
      <text:p text:style-name="P1"><text:span text:style-name="T4"><text:s text:c="15"/>DESVIACION ESTANDAR <text:s text:c="10"/>: <text:s text:c="9"/>0,105</text:span></text:p>
      <text:p text:style-name="P1"><text:span text:style-name="T4"><text:s text:c="15"/>CANTIDAD EN RETRY <text:s text:c="12"/>: <text:s text:c="13"/>0</text:span></text:p>
      <text:p text:style-name="P3"/>
      <text:p text:style-name="P1"><text:span text:style-name="T3"><text:s text:c="10"/>INTERVALO <text:s text:c="6"/>FRECUENCIA <text:s text:c="10"/>% <text:s text:c="4"/>%ACUMULADO <text:s text:c="3"/>%REMANENTE</text:span></text:p>
      <text:p text:style-name="P1"><text:span text:style-name="T4"><text:s text:c="9"/>0 <text:s/>- <text:s text:c="8"/>0 <text:s text:c="9"/>177 <text:s text:c="5"/>98,883 <text:s text:c="8"/>98,883 <text:s text:c="8"/>1,117</text:span></text:p>
      <text:p text:style-name="P1"><text:span text:style-name="T4"><text:s text:c="9"/>1 <text:s/>- <text:s text:c="8"/>1 <text:s text:c="11"/>2 <text:s text:c="6"/>1,117 <text:s text:c="7"/>100,000 <text:s text:c="7"/>-0,000</text:span></text:p>
      <text:p text:style-name="P1"><text:span text:style-name="T4"><text:s text:c="12"/>Las frecuencias restantes (3) son todas cero.</text:span></text:p>
      <text:p text:style-name="P3"/>
      <text:p text:style-name="P1"><text:span text:style-name="T4"><text:s text:c="8"/>CANTIDAD DE VALORES TABULADOS : <text:s text:c="10"/>179</text:span></text:p>
      <text:p text:style-name="P1"><text:span text:style-name="T4"><text:s text:c="8"/>VALOR MAXIMO TABULADO <text:s text:c="8"/>: <text:s text:c="8"/>1,000</text:span></text:p>
      <text:p text:style-name="P3"/>
      <text:p text:style-name="P4"/>
      <text:p text:style-name="P2"><text:span text:style-name="T2">QTables</text:span></text:p>
      <text:p text:style-name="P4"/>
      <text:p text:style-name="P1"><text:span text:style-name="T6"><text:s text:c="10"/>tpromocionTABLE <text:s text:c="11"/>PROMOCION,0,10,6</text:span></text:p>
      <text:p text:style-name="P3"/>
      <text:p text:style-name="P1"><text:span text:style-name="T4"><text:s text:c="15"/>MEDIA <text:s text:c="24"/>: <text:s text:c="9"/>0,502</text:span></text:p>
      <text:p text:style-name="P1"><text:soft-page-break/><text:span text:style-name="T4"><text:s text:c="15"/>DESVIACION ESTANDAR <text:s text:c="10"/>: <text:s text:c="9"/>3,688</text:span></text:p>
      <text:p text:style-name="P1"><text:span text:style-name="T4"><text:s text:c="15"/>CANTIDAD EN RETRY <text:s text:c="12"/>: <text:s text:c="13"/>0</text:span></text:p>
      <text:p text:style-name="P3"/>
      <text:p text:style-name="P1"><text:span text:style-name="T3"><text:s text:c="10"/>INTERVALO <text:s text:c="6"/>FRECUENCIA <text:s text:c="10"/>% <text:s text:c="4"/>%ACUMULADO <text:s text:c="3"/>%REMANENTE</text:span></text:p>
      <text:p text:style-name="P1"><text:span text:style-name="T4"><text:s text:c="9"/>0 <text:s/>- <text:s text:c="8"/>0 <text:s text:c="9"/>224 <text:s text:c="5"/>96,137 <text:s text:c="8"/>96,137 <text:s text:c="8"/>3,863</text:span></text:p>
      <text:p text:style-name="P1"><text:span text:style-name="T4"><text:s text:c="9"/>1 <text:s/>- <text:s text:c="7"/>10 <text:s text:c="11"/>6 <text:s text:c="6"/>2,575 <text:s text:c="8"/>98,712 <text:s text:c="8"/>1,288</text:span></text:p>
      <text:p text:style-name="P1"><text:span text:style-name="T4"><text:s text:c="8"/>11 <text:s/>- <text:s text:c="7"/>20 <text:s text:c="11"/>1 <text:s text:c="6"/>0,429 <text:s text:c="8"/>99,142 <text:s text:c="8"/>0,858</text:span></text:p>
      <text:p text:style-name="P1"><text:span text:style-name="T4"><text:s text:c="8"/>21 <text:s/>- <text:s text:c="7"/>30 <text:s text:c="11"/>1 <text:s text:c="6"/>0,429 <text:s text:c="8"/>99,571 <text:s text:c="8"/>0,429</text:span></text:p>
      <text:p text:style-name="P1"><text:span text:style-name="T4"><text:s text:c="8"/>31 <text:s/>- <text:s text:c="7"/>40 <text:s text:c="11"/>0 <text:s text:c="6"/>0,000 <text:s text:c="8"/>99,571 <text:s text:c="8"/>0,429</text:span></text:p>
      <text:p text:style-name="P1"><text:span text:style-name="T4"><text:s text:c="8"/>41 <text:s/>- <text:s/>Infinito <text:s text:c="11"/>1 <text:s text:c="6"/>0,429 <text:s text:c="7"/>100,000 <text:s text:c="7"/>-0,000</text:span></text:p>
      <text:p text:style-name="P3"/>
      <text:p text:style-name="P1"><text:span text:style-name="T4"><text:s text:c="8"/>MEDIA OVERFLOW <text:s text:c="15"/>: <text:s text:c="7"/>44,000</text:span></text:p>
      <text:p text:style-name="P1"><text:span text:style-name="T4"><text:s text:c="8"/>DESVIACION ESTANDAR OVERFLOW <text:s/>: <text:s text:c="8"/>0,000</text:span></text:p>
      <text:p text:style-name="P3"/>
      <text:p text:style-name="P1"><text:span text:style-name="T4"><text:s text:c="8"/>CANTIDAD DE VALORES TABULADOS : <text:s text:c="10"/>233</text:span></text:p>
      <text:p text:style-name="P1"><text:span text:style-name="T4"><text:s text:c="8"/>VALOR MAXIMO TABULADO <text:s text:c="8"/>: <text:s text:c="7"/>44,000</text:span></text:p>
      <text:p text:style-name="P3"/>
      <text:p text:style-name="P4"/>
      <text:p text:style-name="P2"><text:span text:style-name="T2">Savevalues</text:span></text:p>
      <text:p text:style-name="P4"/>
      <text:p text:style-name="P1"><text:span text:style-name="T3"><text:s/>SAVEVALUE <text:s text:c="14"/>VALUE <text:s text:c="5"/>RETRY</text:span></text:p>
      <text:p text:style-name="P1"><text:span text:style-name="T4"><text:s text:c="4"/>arribo <text:s text:c="17"/>90 <text:s text:c="9"/>0</text:span></text:p>
      <text:p text:style-name="P1"><text:span text:style-name="T4"><text:s text:c="3"/>arribos <text:s text:c="17"/>70 <text:s text:c="9"/>0</text:span></text:p>
      <text:p text:style-name="P1"><text:span text:style-name="T4">contar_gond <text:s text:c="18"/>1 <text:s text:c="9"/>0</text:span></text:p>
      <text:p text:style-name="P1"><text:span text:style-name="T4"><text:s text:c="2"/>total_cj <text:s text:c="18"/>4 <text:s text:c="9"/>0</text:span></text:p>
      <text:p text:style-name="P3"/>
      <text:p text:style-name="P4"/>
      <text:p text:style-name="P2"><text:span text:style-name="T2">Cadena de eventos corrientes (CEC)</text:span></text:p>
      <text:p text:style-name="P4"/>
      <text:p text:style-name="P1"><text:span text:style-name="T3"><text:s/>CEC_XACT_NUMBER <text:s text:c="3"/>PRI <text:s text:c="9"/>M1 <text:s text:c="6"/>CURRENT <text:s text:c="6"/>NEXT <text:s text:c="7"/>PARAMETER <text:s text:c="7"/>VALUE</text:span></text:p>
      <text:p text:style-name="P1"><text:span text:style-name="T4"><text:s text:c="14"/>21 <text:s text:c="5"/>0 <text:s text:c="10"/>0 <text:s text:c="12"/>0 <text:s text:c="8"/>51</text:span></text:p>
      <text:p text:style-name="P1"><text:span text:style-name="T4"><text:s text:c="14"/>30 <text:s text:c="5"/>0 <text:s text:c="10"/>0 <text:s text:c="12"/>0 <text:s text:c="8"/>54</text:span></text:p>
      <text:p text:style-name="P1"><text:span text:style-name="T4"><text:s text:c="14"/>27 <text:s text:c="5"/>0 <text:s text:c="10"/>0 <text:s text:c="12"/>0 <text:s text:c="8"/>58</text:span></text:p>
      <text:p text:style-name="P1"><text:span text:style-name="T4"><text:s text:c="14"/>20 <text:s text:c="5"/>0 <text:s text:c="10"/>0 <text:s text:c="12"/>0 <text:s text:c="9"/>1</text:span></text:p>
      <text:p text:style-name="P3"/>
      <text:p text:style-name="P4"/>
      <text:p text:style-name="P2"><text:span text:style-name="T2">Cadena de eventos futuros (FEC)</text:span></text:p>
      <text:p text:style-name="P4"/>
      <text:p text:style-name="P1"><text:span text:style-name="T3"><text:s/>FEC_XACT_NUMBER <text:s text:c="3"/>PRI <text:s text:c="8"/>BDT <text:s text:c="6"/>CURRENT <text:s text:c="6"/>NEXT <text:s text:c="7"/>PARAMETER <text:s text:c="7"/>VALUE</text:span></text:p>
      <text:p text:style-name="P1"><text:span text:style-name="T4"><text:s text:c="14"/>16 <text:s text:c="5"/>0 <text:s text:c="6"/>21602 <text:s text:c="11"/>25 <text:s text:c="8"/>26 <text:s text:c="12"/>tipo <text:s text:c="11"/>4</text:span></text:p>
      <text:p text:style-name="P1"><text:span text:style-name="T4"><text:s text:c="14"/>28 <text:s text:c="5"/>0 <text:s text:c="6"/>21606 <text:s text:c="11"/>21 <text:s text:c="8"/>22 <text:s text:c="12"/>tipo <text:s text:c="11"/>1</text:span></text:p>
      <text:p text:style-name="P1"><text:span text:style-name="T4"><text:s text:c="14"/>18 <text:s text:c="5"/>0 <text:s text:c="6"/>21615 <text:s text:c="11"/>25 <text:s text:c="8"/>26 <text:s text:c="12"/>tipo <text:s text:c="11"/>4</text:span></text:p>
      <text:p text:style-name="P1"><text:span text:style-name="T4"><text:s text:c="15"/>6 <text:s text:c="5"/>0 <text:s text:c="6"/>21623 <text:s text:c="11"/>34 <text:s text:c="8"/>35 <text:s text:c="12"/>tipo <text:s text:c="11"/>4</text:span></text:p>
      <text:p text:style-name="P1"><text:span text:style-name="T4"><text:s text:c="73"/>caja <text:s text:c="11"/>1</text:span></text:p>
      <text:p text:style-name="P1"><text:span text:style-name="T4"><text:s text:c="71"/>desvio <text:s text:c="10"/>60</text:span></text:p>
      <text:p text:style-name="P1"><text:span text:style-name="T4"><text:s text:c="15"/>7 <text:s text:c="5"/>0 <text:s text:c="6"/>21643 <text:s text:c="11"/>13 <text:s text:c="8"/>14 <text:s text:c="12"/>tipo <text:s text:c="11"/>4</text:span></text:p>
      <text:p text:style-name="P1"><text:span text:style-name="T4"><text:s text:c="15"/>4 <text:s text:c="5"/>0 <text:s text:c="6"/>21644 <text:s text:c="11"/>21 <text:s text:c="8"/>22 <text:s text:c="12"/>tipo <text:s text:c="11"/>4</text:span></text:p>
      <text:p text:style-name="P1"><text:span text:style-name="T4"><text:s text:c="14"/>26 <text:s text:c="5"/>0 <text:s text:c="6"/>21759 <text:s text:c="11"/>25 <text:s text:c="8"/>26 <text:s text:c="12"/>tipo <text:s text:c="11"/>2</text:span></text:p>
      <text:p text:style-name="P1"><text:span text:style-name="T4"><text:s text:c="14"/>24 <text:s text:c="5"/>0 <text:s text:c="6"/>21769 <text:s text:c="11"/>13 <text:s text:c="8"/>14 <text:s text:c="12"/>tipo <text:s text:c="11"/>3</text:span></text:p>
      <text:p text:style-name="P1"><text:span text:style-name="T4"><text:s text:c="15"/>2 <text:s text:c="5"/>0 <text:s text:c="6"/>21808 <text:s text:c="11"/>13 <text:s text:c="8"/>14 <text:s text:c="12"/>tipo <text:s text:c="11"/>2</text:span></text:p>
      <text:p text:style-name="P1"><text:span text:style-name="T4"><text:s text:c="14"/>17 <text:s text:c="5"/>0 <text:s text:c="6"/>21880 <text:s text:c="11"/>25 <text:s text:c="8"/>26 <text:s text:c="12"/>tipo <text:s text:c="11"/>1</text:span></text:p>
      <text:p text:style-name="P1"><text:span text:style-name="T4"><text:s text:c="14"/>23 <text:s text:c="5"/>0 <text:s text:c="6"/>21946 <text:s text:c="11"/>13 <text:s text:c="8"/>14 <text:s text:c="12"/>tipo <text:s text:c="11"/>2</text:span></text:p>
      <text:p text:style-name="P1"><text:span text:style-name="T4"><text:s text:c="14"/>19 <text:s text:c="5"/>0 <text:s text:c="6"/>21959 <text:s text:c="11"/>25 <text:s text:c="8"/>26 <text:s text:c="12"/>tipo <text:s text:c="11"/>4</text:span></text:p>
      <text:p text:style-name="P1"><text:soft-page-break/><text:span text:style-name="T4"><text:s text:c="15"/>3 <text:s text:c="5"/>0 <text:s text:c="6"/>22014 <text:s text:c="11"/>25 <text:s text:c="8"/>26 <text:s text:c="12"/>tipo <text:s text:c="11"/>4</text:span></text:p>
      <text:p text:style-name="P1"><text:span text:style-name="T4"><text:s text:c="15"/>1 <text:s text:c="5"/>0 <text:s text:c="6"/>22418 <text:s text:c="11"/>13 <text:s text:c="8"/>14 <text:s text:c="12"/>tipo <text:s text:c="11"/>3</text:span></text:p>
      <text:p text:style-name="P1"><text:span text:style-name="T4"><text:s text:c="14"/>22 <text:s text:c="5"/>0 <text:s text:c="6"/>22477 <text:s text:c="11"/>25 <text:s text:c="8"/>26 <text:s text:c="12"/>tipo <text:s text:c="11"/>4</text:span></text:p>
      <text:p text:style-name="P1"><text:span text:style-name="T4"><text:s text:c="14"/>12 <text:s text:c="5"/>0 <text:s text:c="6"/>22668 <text:s text:c="11"/>13 <text:s text:c="8"/>14 <text:s text:c="12"/>tipo <text:s text:c="11"/>4</text:span></text:p>
      <text:p text:style-name="P1"><text:span text:style-name="T4"><text:s text:c="15"/>8 <text:s text:c="5"/>0 <text:s text:c="6"/>22744 <text:s text:c="11"/>25 <text:s text:c="8"/>26 <text:s text:c="12"/>tipo <text:s text:c="11"/>4</text:span></text:p>
      <text:p text:style-name="P1"><text:span text:style-name="T4"><text:s text:c="14"/>13 <text:s text:c="5"/>0 <text:s text:c="6"/>25200 <text:s text:c="12"/>0 <text:s text:c="8"/>4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0.669cm" fo:margin-right="0.73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1T20:19:12.362879026</dc:date>
    <meta:editing-duration>PT24S</meta:editing-duration>
    <meta:editing-cycles>1</meta:editing-cycles>
    <meta:document-statistic meta:table-count="0" meta:image-count="0" meta:object-count="0" meta:page-count="6" meta:paragraph-count="224" meta:word-count="1348" meta:character-count="16442" meta:non-whitespace-character-count="5689"/>
    <meta:generator>LibreOffice/5.1.6.2$Linux_X86_64 LibreOffice_project/10m0$Build-2</meta:generator>
  </office:meta>
</office:document-meta>
</file>